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Ubuntu" svg:font-family="Ubuntu"/>
    <style:font-face style:name="Century Schoolbook L" svg:font-family="'Century Schoolbook L'" style:font-family-generic="roman"/>
    <style:font-face style:name="DejaVu Serif" svg:font-family="'DejaVu Serif'"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normal" style:font-weight-asian="normal" style:font-weight-complex="normal"/>
    </style:style>
    <style:style style:name="P4" style:family="paragraph" style:parent-style-name="Standard">
      <style:paragraph-properties fo:text-align="start" style:justify-single-word="false"/>
      <style:text-properties style:font-name="Arial" fo:font-weight="normal" style:font-name-asian="DejaVu Serif" style:font-weight-asian="normal" style:font-name-complex="DejaVu Serif" style:font-weight-complex="normal"/>
    </style:style>
    <style:style style:name="P5" style:family="paragraph" style:parent-style-name="Standard">
      <style:paragraph-properties fo:text-align="start" style:justify-single-word="false"/>
      <style:text-properties style:font-name="Arial" fo:font-weight="normal" style:font-name-asian="DejaVu Sans" style:font-weight-asian="normal" style:font-name-complex="DejaVu Sans" style:font-weight-complex="normal"/>
    </style:style>
    <style:style style:name="P6"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paragraph-properties>
        <style:tab-stops>
          <style:tab-stop style:position="0.3in"/>
        </style:tab-stops>
      </style:paragraph-properties>
      <style:text-properties style:font-name="Arial"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2" style:family="paragraph" style:parent-style-name="Standard">
      <style:paragraph-properties fo:text-align="start" style:justify-single-word="false"/>
      <style:text-properties fo:color="#000000" style:font-name="Arial"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font-name="Arial" fo:font-size="12pt" fo:font-style="normal" fo:font-weight="normal" style:font-name-asian="DejaVu Sans" style:font-size-asian="10.5pt" style:font-style-asian="normal" style:font-weight-asian="normal" style:font-name-complex="DejaVu Sans" style:font-size-complex="12pt" style:font-style-complex="normal" style:font-weight-complex="normal"/>
    </style:style>
    <style:style style:name="P14" style:family="paragraph" style:parent-style-name="Standard">
      <style:paragraph-properties>
        <style:tab-stops>
          <style:tab-stop style:position="0.3in"/>
        </style:tab-stops>
      </style:paragraph-properties>
      <style:text-properties style:font-name="Courier new"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0.3in"/>
        </style:tab-stops>
      </style:paragraph-properties>
      <style:text-properties style:font-name="Courier new" fo:font-size="10pt" fo:font-weight="normal" style:font-name-asian="Century Schoolbook L" style:font-size-asian="10pt" style:font-weight-asian="normal" style:font-name-complex="Century Schoolbook L" style:font-size-complex="10pt" style:font-weight-complex="normal"/>
    </style:style>
    <style:style style:name="P17" style:family="paragraph" style:parent-style-name="Standard">
      <style:paragraph-properties fo:text-align="start" style:justify-single-word="false" fo:break-before="page"/>
      <style:text-properties style:font-name="Arial" fo:font-weight="bold" style:font-weight-asian="bold" style:font-weight-complex="bold"/>
    </style:style>
    <style:style style:name="P18" style:family="paragraph" style:parent-style-name="Standard">
      <style:paragraph-properties fo:text-align="start" style:justify-single-word="false" fo:break-before="page"/>
      <style:text-properties fo:color="#000000" style:font-name="Arial"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master-page-name="Landscape">
      <style:paragraph-properties style:page-number="auto" fo:break-before="page">
        <style:tab-stops>
          <style:tab-stop style:position="0.3in"/>
        </style:tab-stops>
      </style:paragraph-properties>
      <style:text-properties style:font-name="Arial" fo:font-size="12pt" fo:font-weight="bold" style:font-size-asian="10.5pt" style:font-weight-asian="bold" style:font-size-complex="12pt" style:font-weight-complex="bold"/>
    </style:style>
    <style:style style:name="P20" style:family="paragraph" style:parent-style-name="Standard" style:master-page-name="Standard">
      <style:paragraph-properties fo:text-align="start" style:justify-single-word="false" style:page-number="auto"/>
      <style:text-properties style:font-name="Arial" fo:font-weight="bold" style:font-weight-asian="bold" style:font-weight-complex="bold"/>
    </style:style>
    <style:style style:name="T1" style:family="text">
      <style:text-properties style:text-position="super 58%"/>
    </style:style>
    <style:style style:name="T2" style:family="text">
      <style:text-properties style:text-position="super 58%" style:font-name-asian="DejaVu Serif" style:font-name-complex="DejaVu Serif"/>
    </style:style>
    <style:style style:name="T3" style:family="text">
      <style:text-properties style:font-name="Arial"/>
    </style:style>
    <style:style style:name="T4" style:family="text">
      <style:text-properties style:font-name="Arial" style:font-name-asian="DejaVu Serif" style:font-name-complex="DejaVu Serif"/>
    </style:style>
    <style:style style:name="T5" style:family="text">
      <style:text-properties style:text-position="sub 58%"/>
    </style:style>
    <style:style style:name="T6" style:family="text">
      <style:text-properties style:text-position="sub 58%" style:font-name-asian="DejaVu Serif" style:font-name-complex="DejaVu Serif"/>
    </style:style>
    <style:style style:name="T7" style:family="text">
      <style:text-properties style:text-position="sub 58%" style:font-name="Arial" style:font-name-asian="DejaVu Serif" style:font-name-complex="DejaVu Serif"/>
    </style:style>
    <style:style style:name="T8" style:family="text">
      <style:text-properties style:text-position="sub 58%" style:font-name-asian="DejaVu Sans" style:font-name-complex="DejaVu Sans"/>
    </style:style>
    <style:style style:name="T9" style:family="text">
      <style:text-properties style:font-name="DejaVu Serif" style:font-name-asian="DejaVu Serif" style:font-name-complex="DejaVu Serif"/>
    </style:style>
    <style:style style:name="T10" style:family="text">
      <style:text-properties style:font-name-asian="DejaVu Sans" style:font-name-complex="DejaVu Sans"/>
    </style:style>
    <style:style style:name="T11" style:family="text">
      <style:text-properties fo:font-weight="bold" style:font-weight-asian="bold" style:font-weight-complex="bold"/>
    </style:style>
    <style:style style:name="T12" style:family="text">
      <style:text-properties style:font-name-asian="DejaVu Serif" style:font-name-complex="DejaVu Serif"/>
    </style:style>
    <style:style style:name="T13" style:family="text">
      <style:text-properties style:font-name="Ubuntu" style:font-name-asian="Ubuntu" style:font-name-complex="Ubuntu"/>
    </style:style>
    <style:style style:name="T14" style:family="text">
      <style:text-properties style:font-name="Dingbats" style:font-name-asian="DejaVu Serif" style:font-name-complex="DejaVu Serif"/>
    </style:style>
    <style:style style:name="T15" style:family="text">
      <style:text-properties style:text-position="sub 70%" style:font-name-asian="DejaVu Serif" style:font-name-complex="DejaVu Serif"/>
    </style:style>
    <style:style style:name="T16" style:family="text">
      <style:text-properties fo:font-weight="normal" style:font-weight-asian="normal" style:font-weight-complex="normal"/>
    </style:style>
    <style:style style:name="T17" style:family="text">
      <style:text-properties style:font-name-asian="Century Schoolbook L" style:font-name-complex="Century Schoolbook L"/>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PSC 240 <text:s/>Assignment 6</text:p>
      <text:p text:style-name="P2">Harmonic Series</text:p>
      <text:p text:style-name="P3"/>
      <text:p text:style-name="P3"/>
      <text:p text:style-name="P6">Introduction</text:p>
      <text:p text:style-name="P3"/>
      <text:p text:style-name="P3">This is about the famous harmonic series, which is actually used to solve many real problems. <text:s/>However, we are interested in it as a means to test the cpu's speed and performance</text:p>
      <text:p text:style-name="P3"/>
      <text:p text:style-name="P3"/>
      <text:p text:style-name="P1">Learning experiences</text:p>
      <text:p text:style-name="P3"/>
      <text:p text:style-name="P3">1. <text:s/>Measure run time. <text:s/>This is a review of a subject introduced into Assignment 3.</text:p>
      <text:p text:style-name="P3"/>
      <text:p text:style-name="P3">2. <text:s/>Algorithm design to optimize speed.</text:p>
      <text:p text:style-name="P3"/>
      <text:p text:style-name="P3">3. <text:s/>Applications of the harmonic sum.</text:p>
      <text:p text:style-name="P3"/>
      <text:p text:style-name="P8"/>
      <text:p text:style-name="P6">Basic requirements</text:p>
      <text:p text:style-name="P3"/>
      <text:p text:style-name="P3">The Harmonic series has n<text:span text:style-name="T1">th</text:span> partial sum: <text:s/>H<text:span text:style-name="T5">n</text:span> = 1 +<draw:frame draw:style-name="fr1" draw:name="Object1" text:anchor-type="as-char" svg:width="0.1965in" svg:height="0.3925in" draw:z-index="0"><draw:object xlink:href="./Object 1" xlink:type="simple" xlink:show="embed" xlink:actuate="onLoad"/><draw:image xlink:href="./ObjectReplacements/Object 1" xlink:type="simple" xlink:show="embed" xlink:actuate="onLoad"/></draw:frame>+<draw:frame draw:style-name="fr1" draw:name="Object2" text:anchor-type="as-char" svg:width="0.1984in" svg:height="0.3925in" draw:z-index="1"><draw:object xlink:href="./Object 2" xlink:type="simple" xlink:show="embed" xlink:actuate="onLoad"/><draw:image xlink:href="./ObjectReplacements/Object 2" xlink:type="simple" xlink:show="embed" xlink:actuate="onLoad"/></draw:frame>+ . . . . + <draw:frame draw:style-name="fr1" draw:name="Object3" text:anchor-type="as-char" svg:width="0.2in" svg:height="0.3925in" draw:z-index="2"><draw:object xlink:href="./Object 3" xlink:type="simple" xlink:show="embed" xlink:actuate="onLoad"/><draw:image xlink:href="./ObjectReplacements/Object 3" xlink:type="simple" xlink:show="embed" xlink:actuate="onLoad"/></draw:frame>. <text:s/>It is known from mathematical studies that H<text:span text:style-name="T5">n</text:span> grows arbitrarily large as n goes to infinity. <text:s text:c="3"/>The question is how big must n be in order for H<text:span text:style-name="T5">n</text:span> to exceed a given number. <text:s text:c="2"/>In other words, for a given input x what is the smallest n such that H<text:span text:style-name="T5">n</text:span> <text:span text:style-name="T9">≥</text:span><text:span text:style-name="T10"> x ? <text:s/>Also, when the value of n is found we want to know the value of H</text:span><text:span text:style-name="T8">n</text:span><text:span text:style-name="T10"> . <text:s text:c="2"/>Create a solution in X86 assembly language to solve this famous “harmonic problem”.</text:span></text:p>
      <text:p text:style-name="P5"/>
      <text:p text:style-name="P5">In addition to solving the harmonic problem the requirements ask that you measure the run-time of your implementation of the solution. <text:s/>This is the same time measuring process that you did in a previous assignment. <text:s/>However, it is known that the harmonic solution requires a large number of iterations.</text:p>
      <text:p text:style-name="P8"/>
      <text:p text:style-name="P8">A vectorized solution is not a requirement, it is a friendly suggestion. <text:s/>The fear is that a linear solution will run too long. <text:s/>The vector solution is usually based on computing the sum of reciprocals of odd integers in one column of registers and the sum of reciprocals of even integers in another column of integers. <text:s/>This strategy of vectorizing the solution may be discussed in class, if anybody is interested. <text:s/>Again it is recommended, but a linear solution will be accepted provided it captures the crown jewel. <text:s text:c="2"/>The crown jewel is a 500 caret diamond labeled X = 30.0.</text:p>
      <text:p text:style-name="P19">Sample run</text:p>
      <text:p text:style-name="P9"/>
      <text:p text:style-name="P14">Welcome to the harmonic series by John Paul Jones</text:p>
      <text:p text:style-name="P14"/>
      <text:p text:style-name="P14">This program will compute a partial sum of the harmonic series.</text:p>
      <text:p text:style-name="P14"/>
      <text:p text:style-name="P14">These results were obtained on a Dell Latitude Model D630 with a Core-i7 dual core processor at 2.8GHz.</text:p>
      <text:p text:style-name="P14"/>
      <text:p text:style-name="P14">Please enter a positive real number X: <text:s/>13.5</text:p>
      <text:p text:style-name="P14">The smallest harmonic sum <text:span text:style-name="T17">≥</text:span><text:span text:style-name="T17"> X is being computed.</text:span></text:p>
      <text:p text:style-name="P16">Please be patient . . . . <text:s text:c="2"/>The sum is now computed.</text:p>
      <text:p text:style-name="P16">The clock time before the calculations began was 3976482.</text:p>
      <text:p text:style-name="P16">The clock time after completion of calculations was 7843121.</text:p>
      <text:p text:style-name="P16">The harmonic computation required 4755006 clock cycles (tics) which is 2044.777333555 seconds on this machine.</text:p>
      <text:p text:style-name="P16">The harmonic sum is 13.500000000000321122, which required the addition of 6500306 terms.</text:p>
      <text:p text:style-name="P16">This assembly program will return to the caller.</text:p>
      <text:p text:style-name="P16"/>
      <text:p text:style-name="P16">The driver received this number <text:s/>13.500000000000321122.</text:p>
      <text:p text:style-name="P16">The driver will now return a 0 to the operating system.</text:p>
      <text:p text:style-name="P9"/>
      <text:p text:style-name="P9"/>
      <text:p text:style-name="P9">Footnotes:</text:p>
      <text:p text:style-name="P9"/>
      <text:p text:style-name="P9">The numbers shown above are not mathematically accurate.</text:p>
      <text:p text:style-name="P9"/>
      <text:p text:style-name="P9">The purpose of this sample run is show an acceptable format for the output of your program. <text:s/>You may re-arrange the outputted information, if desired.</text:p>
      <text:p text:style-name="P9"/>
      <text:p text:style-name="P9">Clock cycles (commonly called tics) are always an integer.</text:p>
      <text:p text:style-name="P9"/>
      <text:p text:style-name="P9">As in the past continue to output float number with 18 digits on the right of the radix point. <text:s/>We all understand that only the first 15 decimal digits are significant. <text:s/>For more accuracy you have to wait for the 128-bit 16-core processor.</text:p>
      <text:p text:style-name="P9"/>
      <text:p text:style-name="P9">Exception to the 18-digit rule: <text:s/>For the number of seconds of run time you may reduce the precision to 9 digits right of the point.</text:p>
      <text:p text:style-name="P9"/>
      <text:p text:style-name="P9">The “Welcome” statement above is produced by the driver program.</text:p>
      <text:p text:style-name="P9">The driver program is not part of the solution</text:p>
      <text:p text:style-name="P9">The last two lines of output are produced by the driver program.</text:p>
      <text:p text:style-name="P20">Algorithm design</text:p>
      <text:p text:style-name="P3"/>
      <text:p text:style-name="P3">The algorithm to compute H<text:span text:style-name="T5">n</text:span> in a linear fashion is very simple. <text:s/>First semester C++ student s can solve the linear problem. <text:s/>In fact, here is a solution in pseudocode.</text:p>
      <text:p text:style-name="P3"/>
      <text:p text:style-name="P15">double X;</text:p>
      <text:p text:style-name="P15">double H = 0.0;</text:p>
      <text:p text:style-name="P15">double reciprocal;</text:p>
      <text:p text:style-name="P15">unsigned long n = 0;</text:p>
      <text:p text:style-name="P15">cin &gt;&gt; X;</text:p>
      <text:p text:style-name="P15">while(H&lt;X)</text:p>
      <text:p text:style-name="P15"><text:s text:c="3"/>{n++;</text:p>
      <text:p text:style-name="P15"><text:s text:c="4"/>reciprocal = 1.0/static_cast&lt;double&gt;(n);</text:p>
      <text:p text:style-name="P15"><text:s text:c="4"/>H += reciprocal;</text:p>
      <text:p text:style-name="P15"><text:s text:c="3"/>}</text:p>
      <text:p text:style-name="P15">cout &lt;&lt; H &lt;&lt; n;</text:p>
      <text:p text:style-name="P3"/>
      <text:p text:style-name="P3"/>
      <text:p text:style-name="P3">The real challenge is to covert the algorithm to fast assembly code that computes H<text:span text:style-name="T5">n</text:span> for X=3.0. <text:s/></text:p>
      <text:p text:style-name="P3"/>
      <text:p text:style-name="P3"/>
      <text:p text:style-name="P1">Clock</text:p>
      <text:p text:style-name="P3"/>
      <text:p text:style-name="P3">We want to know how much time the CPU uses to compute H<text:span text:style-name="T5">n</text:span>. <text:s/>As in the previous assignment use the two instructions</text:p>
      <text:p text:style-name="P3"><text:tab/>cpuid</text:p>
      <text:p text:style-name="P3"><text:tab/>rdtsc</text:p>
      <text:p text:style-name="P3">in sequence to capture the time on the clock. <text:s/>As you know from a previous assignment the high order half will be in rdx and the low order half will be in rax.</text:p>
      <text:p text:style-name="P3"/>
      <text:p text:style-name="P3">Do not include in your time capture the time used for printf and scanf. <text:s/>Capture the clock when the number crunching begins and capture the clock immediately after the number crunching has finished.</text:p>
      <text:p text:style-name="P3"/>
      <text:p text:style-name="P3">Here are two references where you can read about the TSC.</text:p>
      <text:p text:style-name="P3"/>
      <text:p text:style-name="P3">http://en.wikipedia.org/wiki/Time_Stamp_Counter</text:p>
      <text:p text:style-name="P3"/>
      <text:p text:style-name="P3">http://evuraan.blogspot.com/2007/07/ticktime-sources-on-x86x8664.html</text:p>
      <text:p text:style-name="P3"/>
      <text:p text:style-name="P10"/>
      <text:p text:style-name="P17">Precision</text:p>
      <text:p text:style-name="P3"/>
      <text:p text:style-name="P3">There are a few quadword numbers to output, namely: the harmonic sum and the number of seconds. <text:s/>Be sure to output each number with at least 18 decimal digits. <text:s/>You may output more digits if you wish. <text:s/>Remember that leading zeros do not count as decimal digits. <text:s/>Special case in this assignment: it is sufficient to output seconds with 9 digits right of the decimal point.</text:p>
      <text:p text:style-name="P3"/>
      <text:p text:style-name="P3"/>
      <text:p text:style-name="P1">Test data</text:p>
      <text:p text:style-name="P3"/>
      <text:p text:style-name="P3">All inputs and outputs are in base 10.</text:p>
      <text:p text:style-name="P3"/>
      <text:p text:style-name="P3">Run 1: <text:s/>x = 2.5</text:p>
      <text:p text:style-name="P3"/>
      <text:p text:style-name="P3">Run 2: <text:s/>x = 4.0</text:p>
      <text:p text:style-name="P3"/>
      <text:p text:style-name="P3">Run 3: <text:s/>x = 5.0</text:p>
      <text:p text:style-name="P3"/>
      <text:p text:style-name="P3">Run 4: <text:s/>x = 7.5</text:p>
      <text:p text:style-name="P3"/>
      <text:p text:style-name="P3">Run 5: <text:s/>x = 8.5</text:p>
      <text:p text:style-name="P3"/>
      <text:p text:style-name="P3">Run 6: <text:s/>x = 10.0</text:p>
      <text:p text:style-name="P3"/>
      <text:p text:style-name="P3">Run 7: <text:s/>x = 15.0</text:p>
      <text:p text:style-name="P3"/>
      <text:p text:style-name="P12">Run 8: <text:s/>x = 20.0</text:p>
      <text:p text:style-name="P12"/>
      <text:p text:style-name="P12">Run 9: <text:s/>x = 24.0</text:p>
      <text:p text:style-name="P12"/>
      <text:p text:style-name="P12">Run 10: <text:s/>x = 30.0 <text:s/>This is the royal diamond. <text:s/>You need to capture it for full credit.</text:p>
      <text:p text:style-name="P12"/>
      <text:p text:style-name="P12">The purpose of test runs 1 and 2 is to use small inputs that outputs can be manually check for correctness. <text:s/>The purpose of the later test runs is to benchmark efficiency of your source code and your cpu. <text:s/>In source code it is advisable to avoid unnecessary duplicate calculations. <text:s/>You want code that is as light-weight as possible.</text:p>
      <text:p text:style-name="P12"/>
      <text:p text:style-name="P12"/>
      <text:p text:style-name="P18">What to turn in on paper for credit</text:p>
      <text:p text:style-name="P12"/>
      <text:p text:style-name="P12">1. <text:s/>A title page introducing Harmonic Series</text:p>
      <text:p text:style-name="P12"/>
      <text:p text:style-name="P12">2. <text:s/>The source of the driver in C or C++ language in landscape as usual.</text:p>
      <text:p text:style-name="P12"/>
      <text:p text:style-name="P12">3. <text:s/>The main assembly program for Harmonic Series in landscape as usual.</text:p>
      <text:p text:style-name="P12"/>
      <text:p text:style-name="P12">4. <text:s/>Subprograms are not required, but if you do use subprograms, then print them.</text:p>
      <text:p text:style-name="P12"/>
      <text:p text:style-name="P12">5. <text:s/>The output from running the program using the each of the required test data.</text:p>
      <text:p text:style-name="P12"/>
      <text:p text:style-name="P12">6. <text:s/>A list of file names and their sizes as related to the assignment.</text:p>
      <text:p text:style-name="P12"/>
      <text:p text:style-name="P12">Assemble the documents together in the order listed above. <text:s/>Fasten them securely. <text:s/>Submit the packet on or before the due date.</text:p>
      <text:p text:style-name="P12"/>
      <text:p text:style-name="P3">Don't submit electronic homework. <text:s/>Electronic homework cannot be marked up in red and returned to you with all your errors.</text:p>
      <text:p text:style-name="P3"/>
      <text:p text:style-name="P3"/>
      <text:p text:style-name="P12"><text:span text:style-name="T11">Due date</text:span>: <text:s text:c="2"/>2014-May 8 for Thursday and May 3 for Saturday.</text:p>
      <text:p text:style-name="P12"/>
      <text:p text:style-name="P12"/>
      <text:p text:style-name="P12"/>
      <text:p text:style-name="P12">Contest: <text:s/>In class someone suggested a couple bonus points for the program computing the harmonic sum &gt;= 30.0 <text:s/>For unknown reasons I agreed. <text:s/>Here are the contest rules. <text:s/></text:p>
      <text:p text:style-name="P12"/>
      <text:p text:style-name="P12">1. <text:s/>The program must computer a correct answer for H<text:span text:style-name="T5">n</text:span> <text:span text:style-name="T9">≥</text:span><text:span text:style-name="T10"> 30.0.</text:span></text:p>
      <text:p text:style-name="P13"/>
      <text:p text:style-name="P13">2. <text:s/>The runtime must be less than any other runtime submitted for Assignment 5.</text:p>
      <text:p text:style-name="P13"/>
      <text:p text:style-name="P13">3. <text:s/>There will be a 2-point prize for the best run time in the Tuesday class and a duplicate prize for the best runtime in the Saturday class</text:p>
      <text:p text:style-name="P13"/>
      <text:p text:style-name="P13">4. <text:s/>The winners could conceivably received a score of 22 out of 20 for that assignment assuming everything else in the packet was perfect.</text:p>
      <text:p text:style-name="P13"/>
      <text:p text:style-name="P13"/>
      <text:p text:style-name="P13"/>
      <text:p text:style-name="P13">Is this a fair contest? <text:s/>No, it's not. <text:s/>Someone with a higher speed processor has an unfair advantage. <text:s/>But, you never know. <text:s/>Sometimes, a sports team with the booking odds against it actually does win.</text:p>
      <text:p text:style-name="P18">Computer Biography</text:p>
      <text:p text:style-name="P12"/>
      <text:p text:style-name="P7">In the beginning there was Charles Babbage, who created a CPU. <text:s/>Then there was Ada, who created some software for it. <text:s text:c="2"/>That was the year 1843. <text:s/>Ada's full name was Ada Lovelace.</text:p>
      <text:p text:style-name="P12"/>
      <text:p text:style-name="P3">John Atanasoff with assistance from graduate student Clifford Berry invented the first electric powered computer in 1939 at Iowa State University. <text:s/>Later some rivals claimed the honor of inventor of the electronic computer, but in 1973 a federal judge ruled that Mr. Atanasoff was indeed the first inventor of the modern computer. <text:s/>He died in 1995 at the age of 92.</text:p>
      <text:p text:style-name="P7"/>
      <text:p text:style-name="P7">Grace Hopper located the first computer bug in 1947 in the Mark II. <text:s/>That old moth is now taped to a hand-written notebook page in the Smithsonian Museum. <text:s/>She was a member of the committee that founded the programming language COBOL. <text:s/>At public events she carried with her a set of wires all of length 11.8 inches. <text:s/>To the curious she would give a wire and explain that that is how far light travels in one nanosec. <text:s/>She was buried in Arlington in 1992 having lived 85 years.</text:p>
      <text:p text:style-name="P7"/>
      <text:p text:style-name="P7">The founder of Algorithm Analysis was Donald Knuth, n. Jan 10, 1938, currently still living I think. <text:s/>He is the author of the famous multi-volume set “The Art of Computer Programming”. <text:s/>His work gave birth to the field of algorithm analysis. <text:s/>Now you know why you need to compute <text:span text:style-name="T16">big O of anything.</text:span></text:p>
      <text:p text:style-name="P3"/>
      <text:p text:style-name="P3">Timothy John "Tim" Berners-Lee, n. June 8, 1955, is known as founder of the web since he designed the http protocol and URL addressing system. <text:s/>The first webserver went active on August 6, 1991 at CERN, the huge physics lab outside Geneva, Switzerland.</text:p>
      <text:p text:style-name="P3"/>
      <text:p text:style-name="P7"><text:span text:style-name="T16">Hedy Lamar, Hollywood actress, was invento</text:span>r of the spread-spectrum technology (1943) used <text:span text:style-name="T3">in today's Wifi access points, and in other places. <text:s/>That's why your wireless router works.</text:span></text:p>
      <text:p text:style-name="P7"/>
      <text:p text:style-name="P7">Bjarne Stroustrup founded or designed C++ in 1979 based on C. <text:s/>C++ grew far larger than its parent ever was.</text:p>
      <text:p text:style-name="P7"/>
      <text:p text:style-name="P7"><text:span text:style-name="T3">Linus Torvalds, n. Dec 28, 1969,</text:span> is creator (1990) and chief maintainer to present time of the Linux kernel. <text:s/>Currently he works at the Linux Foundation in Portland, Oregon.</text:p>
      <text:p text:style-name="P7"/>
      <text:p text:style-name="P7">Richard Stallman is a software freedom advocate. <text:s/>Since 1983 he has promoted the concept that the recipient of software also receives the rights to use, study, modify, and distribute that software to others. <text:s/>Such software is known as “free software”; that does not mean “no charge”; it means “freedom to use in any way”. <text:s/>If the source code is included with the software, then it is called “free open source” software. <text:s/>Stallman started the GNU project and the GNU Foundation which maintains the gcc and g++ compilers. <text:s/>Individuals and schools have collectively saved millions of dollars by using those “no charge” compilers.</text:p>
      <text:p text:style-name="P3"/>
      <text:p text:style-name="P3">Come to think about it: the gcc and the g++ we use perform really well considering the price we paid for them.</text:p>
      <text:p text:style-name="P3"/>
      <text:p text:style-name="P17">Math problems that require computing the harmonic sum</text:p>
      <text:p text:style-name="P1"/>
      <text:p text:style-name="P3">Rain. <text:s/>Rainfall in a place like Orange County is measured for an entire year and the amount is recorded. <text:s/>Orange County has rain records dating back 135 years. <text:s/>Whenever a year shows more rain than in any previous year it is declared a record year. <text:s/>In 135 years what is the mathematically expected number of record years? <text:s text:c="2"/>Answer: <text:s/>H<text:span text:style-name="T5">135</text:span></text:p>
      <text:p text:style-name="P3"/>
      <text:p text:style-name="P3"/>
      <text:p text:style-name="P3">Baseball. <text:s/>The official data for baseball are kept by the Major League Baseball organization. <text:s/>There are recorded data for the player hitting the most home runs in a season since 1890. <text:s/>Before that the data are somewhat sketchy. <text:s/>If in one season a player has more home runs than any one player in all the seasons since 1890 the that's a record for MLB. <text:s/>Player Barry Bonds was the most recent player to establish a record. <text:s/>How may years of baseball are needed to have 10 record years? <text:s/>Answer: <text:s/>the smallest number n such that H<text:span text:style-name="T5">n</text:span> <text:span text:style-name="T9">≥ 10.0 </text:span><text:span text:style-name="T12">.</text:span></text:p>
      <text:p text:style-name="P4"/>
      <text:p text:style-name="P4"/>
      <text:p text:style-name="P3"><text:span text:style-name="T12">Deck of cards. <text:s text:c="2"/>The one-card shuffle occurs when you take the card from the top of the deck and insert it randomly in the middle of the deck. <text:s/>Suppose there are n cards in your deck. <text:s/>How many one-card shuffles must be performed in order to completely randomize the deck? <text:s text:c="2"/></text:span><text:span text:style-name="T12">Answer: <text:s/>n x H</text:span><text:span text:style-name="T6">n</text:span></text:p>
      <text:p text:style-name="P4"/>
      <text:p text:style-name="P4"/>
      <text:p text:style-name="P3"><text:span text:style-name="T12">Quicksort. <text:s/>How many comparisons does Quicksort make while sorting an array of size n? <text:s/>Answer: <text:s/># comparisons = 2(n+1)H</text:span><text:span text:style-name="T6">n+1</text:span><text:span text:style-name="T12"> – 3n -2. <text:s text:c="2"/>Since H</text:span><text:span text:style-name="T15">n</text:span><text:span text:style-name="T12"> is asymptotic with ln(n) for large n, that is, the limit of the fraction </text:span><text:span text:style-name="T12"><draw:frame draw:style-name="fr1" draw:name="Object4" text:anchor-type="as-char" svg:width="0.472in" svg:height="0.4098in" draw:z-index="3"><draw:object xlink:href="./Object 4" xlink:type="simple" xlink:show="embed" xlink:actuate="onLoad"/><draw:image xlink:href="./ObjectReplacements/Object 4" xlink:type="simple" xlink:show="embed" xlink:actuate="onLoad"/></draw:frame></text:span><text:span text:style-name="T12">equals a constant D not zero as n <text:s/></text:span><text:span text:style-name="T14">Ý</text:span><text:span text:style-name="T12"> <text:s/></text:span><text:span text:style-name="T13">∞ <text:s/>. <text:s/>Therefore, divide </text:span><text:span text:style-name="T12">2(n+1)H</text:span><text:span text:style-name="T6">n+1</text:span><text:span text:style-name="T12"> – 3n -2</text:span><text:span text:style-name="T13"> <text:s text:c="2"/>by nxln(n) <text:s text:c="2"/>and let </text:span><text:span text:style-name="T12">n <text:s/></text:span><text:span text:style-name="T14">Ý</text:span><text:span text:style-name="T12"> <text:s/></text:span><text:span text:style-name="T13">∞. <text:s/>The result is a non-zero constant. <text:s/>That is why we write # comparisons is O(nxlog(n)).</text:span></text:p>
      <text:p text:style-name="P4"/>
      <text:p text:style-name="P4"/>
      <text:p text:style-name="P3"><text:span text:style-name="T12">Collecting a set. <text:s/>Suppose Kellogs places a free baseball card in each box of corn flakes. <text:s/>What is the mathematically expected number of boxes of corn flakes you must eat in order to collect the entire set of 800 major league baseball cards for the 2014 season? <text:s text:c="2"/>Answer: <text:s/>800 x H</text:span><text:span text:style-name="T6">800</text:span><text:span text:style-name="T12"> .</text:span></text:p>
      <text:p text:style-name="P4"/>
      <text:p text:style-name="P4"/>
      <text:p text:style-name="P3"><text:span text:style-name="T12">Baseball for sixth graders. <text:s/>Kellogs management decides to create a limited edition set of baseball cards. <text:s/>These will be distributed at random in boxes of Sugar Puffed Wheat. <text:s/></text:span><text:span text:style-name="T12">The management want</text:span><text:span text:style-name="T12">s</text:span><text:span text:style-name="T12"> to enable the average 6</text:span><text:span text:style-name="T2">th</text:span><text:span text:style-name="T12"> grader to collect the entire set by eating 100 boxes of Puffed Wheat. <text:s/>How many cards should be in</text:span><text:span text:style-name="T4"> the set? <text:s/>Answer. <text:s/>Let n = number of cards. <text:s/>Then n should be the smallest integer that makes <text:s/>n x H</text:span><text:span text:style-name="T7">n</text:span><text:span text:style-name="T4"> </text:span><text:span text:style-name="T4">≥ </text:span><text:span text:style-name="T4">100.0 true.</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ingbats" svg:font-family="Dingbats" style:font-charset="x-symbol"/>
    <style:font-face style:name="Ubuntu" svg:font-family="Ubuntu"/>
    <style:font-face style:name="Century Schoolbook L" svg:font-family="'Century Schoolbook L'" style:font-family-generic="roman"/>
    <style:font-face style:name="DejaVu Serif" svg:font-family="'DejaVu Serif'"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5in"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Henry</meta:initial-creator>
    <meta:creation-date>2011-03-23T21:52:54</meta:creation-date>
    <dc:date>2014-04-17T14:34:25</dc:date>
    <meta:editing-duration>PT18H48M58S</meta:editing-duration>
    <meta:editing-cycles>93</meta:editing-cycles>
    <meta:generator>LibreOffice/3.5$Linux_x86 LibreOffice_project/350m1$Build-2</meta:generator>
    <meta:print-date>2013-04-18T09:51:57</meta:print-date>
    <meta:document-statistic meta:table-count="0" meta:image-count="0" meta:object-count="4" meta:page-count="7" meta:paragraph-count="107" meta:word-count="2168" meta:character-count="12240" meta:non-whitespace-character-count="10004"/>
  </office:meta>
</office:document-meta>
</file>

<file path=Object 1/content.xml><?xml version="1.0" encoding="utf-8"?>
<math xmlns="http://www.w3.org/1998/Math/MathML">
  <semantics>
    <mfrac>
      <mn>1</mn>
      <mn>2</mn>
    </mfrac>
    <annotation encoding="StarMath 5.0">{1} over {2}
 </annotation>
  </semantics>
</math>
</file>

<file path=Object 2/content.xml><?xml version="1.0" encoding="utf-8"?>
<math xmlns="http://www.w3.org/1998/Math/MathML">
  <semantics>
    <mfrac>
      <mn>1</mn>
      <mn>3</mn>
    </mfrac>
    <annotation encoding="StarMath 5.0">{1} over {3}
 </annotation>
  </semantics>
</math>
</file>

<file path=Object 3/content.xml><?xml version="1.0" encoding="utf-8"?>
<math xmlns="http://www.w3.org/1998/Math/MathML">
  <semantics>
    <mfrac>
      <mn>1</mn>
      <mi>n</mi>
    </mfrac>
    <annotation encoding="StarMath 5.0">{1} over {n}
 </annotation>
  </semantics>
</math>
</file>

<file path=Object 4/content.xml><?xml version="1.0" encoding="utf-8"?>
<math xmlns="http://www.w3.org/1998/Math/MathML">
  <semantics>
    <mrow>
      <mfrac>
        <mrow>
          <mi mathvariant="italic">Hn</mi>
        </mrow>
        <mrow>
          <mi>ln</mi>
          <mrow>
            <mo stretchy="false">(</mo>
            <mrow>
              <mi>n</mi>
            </mrow>
            <mo stretchy="false">)</mo>
          </mrow>
        </mrow>
      </mfrac>
    </mrow>
    <annotation encoding="StarMath 5.0">{Hn} over {ln(n)
}
 </annotation>
  </semantics>
</math>
</file>